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86.84pt" svg:y="228.44pt">
            <loext:p draw:notify-on-update-of-ranges="Sheet1.E19:Sheet1.E34 Sheet1.F19:Sheet1.F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22.84pt" svg:y="604.43pt">
            <loext:p draw:notify-on-update-of-ranges="Sheet1.D48:Sheet1.D63 Sheet1.E48:Sheet1.E6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] * [.D1] / 82646" office:value-type="float" office:value="0.0000120997991433342" calcext:value-type="float">
            <text:p>1.20997991433342E-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2] * [.D2] / 82646" office:value-type="float" office:value="0.0000483991965733369" calcext:value-type="float">
            <text:p>4.83991965733369E-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3] * [.D3] / 82646" office:value-type="float" office:value="0.000193596786293348" calcext:value-type="float">
            <text:p>0.000193596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8" calcext:value-type="float">
            <text:p>8</text:p>
          </table:table-cell>
          <table:table-cell table:formula="of:=[.D4] * [.D4] / 82646" office:value-type="float" office:value="0.00077438714517339" calcext:value-type="float">
            <text:p>0.000774387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5] * [.D5] / 82646" office:value-type="float" office:value="0.00309754858069356" calcext:value-type="float">
            <text:p>0.003097548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D6] * [.D6] / 82646" office:value-type="float" office:value="0.0123901943227742" calcext:value-type="float">
            <text:p>0.012390194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72" calcext:value-type="float">
            <text:p>0.07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D7] * [.D7] / 82646" office:value-type="float" office:value="0.049560777291097" calcext:value-type="float">
            <text:p>0.049560777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36" calcext:value-type="float">
            <text:p>0.236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[.D8] * [.D8] / 82646" office:value-type="float" office:value="0.198243109164388" calcext:value-type="float">
            <text:p>0.198243109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848" calcext:value-type="float">
            <text:p>0.848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[.D9] * [.D9] / 82646" office:value-type="float" office:value="0.792972436657551" calcext:value-type="float">
            <text:p>0.792972436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.24" calcext:value-type="float">
            <text:p>3.24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[.D10] * [.D10] / 82646" office:value-type="float" office:value="3.17188974663021" calcext:value-type="float">
            <text:p>3.1718897466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.376" calcext:value-type="float">
            <text:p>12.376</text:p>
          </table:table-cell>
          <table:table-cell/>
          <table:table-cell office:value-type="float" office:value="1024" calcext:value-type="float">
            <text:p>1024</text:p>
          </table:table-cell>
          <table:table-cell table:formula="of:=[.D11] * [.D11] / 82646" office:value-type="float" office:value="12.6875589865208" calcext:value-type="float">
            <text:p>12.6875589865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3.332" calcext:value-type="float">
            <text:p>53.332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[.D12] * [.D12] / 82646" office:value-type="float" office:value="50.7502359460833" calcext:value-type="float">
            <text:p>50.7502359461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3.716" calcext:value-type="float">
            <text:p>203.716</text:p>
          </table:table-cell>
          <table:table-cell/>
          <table:table-cell office:value-type="float" office:value="4096" calcext:value-type="float">
            <text:p>4096</text:p>
          </table:table-cell>
          <table:table-cell table:formula="of:=[.D13] * [.D13] / 82646" office:value-type="float" office:value="203.000943784333" calcext:value-type="float">
            <text:p>203.0009437843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formula="of:=16777216 / 203" office:value-type="float" office:value="82646.3842364532" calcext:value-type="float">
            <text:p>82646.3842364532</text:p>
          </table:table-cell>
          <table:table-cell table:number-columns-repeated="3"/>
          <table:table-cell office:value-type="string" calcext:value-type="string">
            <text:p>find_by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ows number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.172" calcext:value-type="float">
            <text:p>1.172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.176" calcext:value-type="float">
            <text:p>1.176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.152" calcext:value-type="float">
            <text:p>1.15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.184" calcext:value-type="float">
            <text:p>1.184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1.196" calcext:value-type="float">
            <text:p>1.196</text:p>
          </table:table-cell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1.172" calcext:value-type="float">
            <text:p>1.172</text:p>
          </table:table-cell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1.172" calcext:value-type="float">
            <text:p>1.172</text:p>
          </table:table-cell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1.172" calcext:value-type="float">
            <text:p>1.172</text:p>
          </table:table-cell>
        </table:table-row>
        <table:table-row table:style-name="ro1">
          <table:table-cell table:number-columns-repeated="4"/>
          <table:table-cell office:value-type="float" office:value="2048" calcext:value-type="float">
            <text:p>2048</text:p>
          </table:table-cell>
          <table:table-cell office:value-type="float" office:value="1.168" calcext:value-type="float">
            <text:p>1.168</text:p>
          </table:table-cell>
        </table:table-row>
        <table:table-row table:style-name="ro1">
          <table:table-cell table:number-columns-repeated="4"/>
          <table:table-cell office:value-type="float" office:value="4096" calcext:value-type="float">
            <text:p>4096</text:p>
          </table:table-cell>
          <table:table-cell office:value-type="float" office:value="1.264" calcext:value-type="float">
            <text:p>1.264</text:p>
          </table:table-cell>
        </table:table-row>
        <table:table-row table:style-name="ro1">
          <table:table-cell table:number-columns-repeated="4"/>
          <table:table-cell office:value-type="float" office:value="8192" calcext:value-type="float">
            <text:p>8192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table:number-columns-repeated="4"/>
          <table:table-cell office:value-type="float" office:value="16384" calcext:value-type="float">
            <text:p>16384</text:p>
          </table:table-cell>
          <table:table-cell office:value-type="float" office:value="1.152" calcext:value-type="float">
            <text:p>1.152</text:p>
          </table:table-cell>
        </table:table-row>
        <table:table-row table:style-name="ro1">
          <table:table-cell table:number-columns-repeated="4"/>
          <table:table-cell office:value-type="float" office:value="32768" calcext:value-type="float">
            <text:p>32768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 table:number-rows-repeated="1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rea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ows number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0.028" calcext:value-type="float">
            <text:p>0.0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0.056" calcext:value-type="float">
            <text:p>0.0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0.12" calcext:value-type="float">
            <text:p>0.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0.252" calcext:value-type="float">
            <text:p>0.25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0.468" calcext:value-type="float">
            <text:p>0.4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.032" calcext:value-type="float">
            <text:p>1.032</text:p>
          </table:table-cell>
          <table:table-cell/>
        </table:table-row>
        <table:table-row table:style-name="ro1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1.82" calcext:value-type="float">
            <text:p>1.82</text:p>
          </table:table-cell>
          <table:table-cell/>
        </table:table-row>
        <table:table-row table:style-name="ro1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3.652" calcext:value-type="float">
            <text:p>3.65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7.364" calcext:value-type="float">
            <text:p>7.36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14.424" calcext:value-type="float">
            <text:p>14.4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 style:data-style-name="N2" text:time-value="01:41:15.0895531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08:24:01.749478770</meta:creation-date>
    <meta:editing-duration>PT14M49S</meta:editing-duration>
    <meta:editing-cycles>5</meta:editing-cycles>
    <meta:generator>LibreOffice/5.1.6.2$Linux_X86_64 LibreOffice_project/10m0$Build-2</meta:generator>
    <dc:date>2018-04-13T01:43:15.745134268</dc:date>
    <meta:document-statistic meta:table-count="1" meta:cell-count="1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02cm" svg:y="0.316cm" chart:style-name="ch2">
          <text:p>Order.find_by performance chart</text:p>
        </chart:title>
        <chart:legend chart:legend-position="end" svg:x="13.174cm" svg:y="4.201cm" style:legend-expansion="high" chart:style-name="ch3"/>
        <chart:plot-area chart:style-name="ch4" table:cell-range-address="Sheet1.E19:Sheet1.F34" svg:x="1.331cm" svg:y="1.275cm" svg:width="11.523cm" svg:height="6.564cm">
          <chartooo:coordinate-region svg:x="2.243cm" svg:y="1.474cm" svg:width="10.147cm" svg:height="5.718cm"/>
          <chart:axis chart:dimension="x" chart:name="primary-x" chart:style-name="ch5">
            <chart:title svg:x="5.871cm" svg:y="8.019cm" chart:style-name="ch6">
              <text:p>db rows number</text:p>
            </chart:title>
          </chart:axis>
          <chart:axis chart:dimension="y" chart:name="primary-y" chart:style-name="ch5">
            <chart:title svg:x="0.451cm" svg:y="6.334cm" chart:style-name="ch7">
              <text:p>time to find (index used)</text:p>
            </chart:title>
            <chart:grid chart:style-name="ch8" chart:class="major"/>
          </chart:axis>
          <chart:series chart:style-name="ch9" chart:values-cell-range-address="Sheet1.F19:Sheet1.F34" chart:class="chart:scatter">
            <chart:domain table:cell-range-address="Sheet1.E19:Sheet1.E34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19:Sheet1.E34</svg:desc>
                </draw:g>
              </table:table-cell>
              <table:table-cell office:value-type="float" office:value="1.14">
                <text:p>1.14</text:p>
                <draw:g>
                  <svg:desc>Sheet1.F19:Sheet1.F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172">
                <text:p>1.1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176">
                <text:p>1.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.196">
                <text:p>1.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1.172">
                <text:p>1.1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.172">
                <text:p>1.1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.172">
                <text:p>1.1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1.264">
                <text:p>1.2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1.24">
                <text:p>1.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95cm" svg:y="0.316cm" chart:style-name="ch2">
          <text:p>Order.create performance chart</text:p>
        </chart:title>
        <chart:legend chart:legend-position="end" svg:x="13.148cm" svg:y="4.201cm" style:legend-expansion="high" chart:style-name="ch3"/>
        <chart:plot-area chart:style-name="ch4" table:cell-range-address="Sheet1.D48:Sheet1.E63" svg:x="1.331cm" svg:y="1.275cm" svg:width="11.497cm" svg:height="6.564cm">
          <chartooo:coordinate-region svg:x="1.767cm" svg:y="1.474cm" svg:width="10.411cm" svg:height="5.718cm"/>
          <chart:axis chart:dimension="x" chart:name="primary-x" chart:style-name="ch5">
            <chart:title svg:x="5.858cm" svg:y="8.019cm" chart:style-name="ch6">
              <text:p>db rows number</text:p>
            </chart:title>
          </chart:axis>
          <chart:axis chart:dimension="y" chart:name="primary-y" chart:style-name="ch5">
            <chart:title svg:x="0.451cm" svg:y="5.58cm" chart:style-name="ch7">
              <text:p>time to create</text:p>
            </chart:title>
            <chart:grid chart:style-name="ch8" chart:class="major"/>
          </chart:axis>
          <chart:series chart:style-name="ch9" chart:values-cell-range-address="Sheet1.E48:Sheet1.E63" chart:class="chart:scatter">
            <chart:domain table:cell-range-address="Sheet1.D48:Sheet1.D63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48:Sheet1.D63</svg:desc>
                </draw:g>
              </table:table-cell>
              <table:table-cell office:value-type="float" office:value="0">
                <text:p>0</text:p>
                <draw:g>
                  <svg:desc>Sheet1.E48:Sheet1.E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3.652">
                <text:p>3.6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7.364">
                <text:p>7.3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14.424">
                <text:p>14.4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